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Webdings" svg:font-family="Webdings" style:font-adornments="Standard"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draw:fill="solid" draw:fill-color="#000000"/>
    </style:style>
    <style:style style:name="gr1" style:family="graphic" style:parent-style-name="objectwithoutfill">
      <style:graphic-properties svg:stroke-width="0.3cm" svg:stroke-color="#ffffff" draw:marker-start-width="1.1cm" draw:marker-end-width="1.1cm" draw:fill="none" draw:textarea-vertical-align="middle" fo:padding-top="0.275cm" fo:padding-bottom="0.275cm" fo:padding-left="0.4cm" fo:padding-right="0.4cm"/>
    </style:style>
    <style:style style:name="gr2" style:family="graphic" style:parent-style-name="objectwithoutfill">
      <style:graphic-properties svg:stroke-width="0.5cm" svg:stroke-color="#ffffff" draw:marker-start-width="1.7cm" draw:marker-end-width="1.7cm" draw:fill="none" draw:textarea-vertical-align="middle" fo:padding-top="0.375cm" fo:padding-bottom="0.375cm" fo:padding-left="0.5cm" fo:padding-right="0.5cm"/>
    </style:style>
    <style:style style:name="gr3" style:family="graphic" style:parent-style-name="standard">
      <style:graphic-properties svg:stroke-color="#ffffff" draw:fill="solid" draw:fill-color="#ffffff" draw:textarea-horizontal-align="justify" draw:textarea-vertical-align="middle" draw:auto-grow-height="false" fo:min-height="0.906cm" fo:min-width="0.656cm"/>
    </style:style>
    <style:style style:name="gr4" style:family="graphic" style:parent-style-name="standard">
      <style:graphic-properties svg:stroke-color="#ffffff" draw:fill="solid" draw:fill-color="#ffffff" draw:textarea-horizontal-align="justify" draw:textarea-vertical-align="middle" draw:auto-grow-height="false" fo:min-height="1.113cm" fo:min-width="0.861cm"/>
    </style:style>
    <style:style style:name="gr5" style:family="graphic" style:parent-style-name="standard">
      <style:graphic-properties svg:stroke-width="0.2cm" svg:stroke-color="#ffffff" draw:marker-start-width="0.8cm" draw:marker-end-width="0.8cm" draw:fill="none" draw:textarea-horizontal-align="justify" draw:textarea-vertical-align="middle" draw:auto-grow-height="false" fo:min-height="6.364cm" fo:min-width="3.386cm" fo:padding-top="0.225cm" fo:padding-bottom="0.225cm" fo:padding-left="0.35cm" fo:padding-right="0.35cm"/>
    </style:style>
    <style:style style:name="gr6" style:family="graphic" style:parent-style-name="objectwithoutfill">
      <style:graphic-properties svg:stroke-width="0.2cm" svg:stroke-color="#ffffff" draw:marker-start-width="0.8cm" draw:marker-end-width="0.8cm" draw:fill="none" draw:textarea-vertical-align="middle" fo:padding-top="0.225cm" fo:padding-bottom="0.225cm" fo:padding-left="0.35cm" fo:padding-right="0.35cm"/>
    </style:style>
    <style:style style:name="gr7" style:family="graphic" style:parent-style-name="standard">
      <style:graphic-properties svg:stroke-width="0.2cm" svg:stroke-color="#ffffff" draw:marker-start-width="0.8cm" draw:marker-end-width="0.8cm" draw:fill="solid" draw:fill-color="#ffffff" draw:textarea-horizontal-align="justify" draw:textarea-vertical-align="middle" draw:auto-grow-height="false" fo:min-height="2.438cm" fo:min-width="2.188cm" fo:padding-top="0.225cm" fo:padding-bottom="0.225cm" fo:padding-left="0.35cm" fo:padding-right="0.35cm"/>
    </style:style>
    <style:style style:name="gr8" style:family="graphic" style:parent-style-name="objectwithoutfill">
      <style:graphic-properties draw:stroke="dash" draw:stroke-dash="Fine_20_Dashed" svg:stroke-width="0.2cm" svg:stroke-color="#ffffff" draw:marker-start-width="0.8cm" draw:marker-end-width="0.8cm" draw:fill="none" draw:textarea-vertical-align="middle" fo:padding-top="0.225cm" fo:padding-bottom="0.225cm" fo:padding-left="0.35cm" fo:padding-right="0.35cm"/>
    </style:style>
    <style:style style:name="gr9" style:family="graphic" style:parent-style-name="standard">
      <style:graphic-properties draw:stroke="none" svg:stroke-color="#000000" draw:fill="none" draw:fill-color="#ffffff" fo:min-height="3.383cm"/>
    </style:style>
    <style:style style:name="gr10" style:family="graphic" style:parent-style-name="standard">
      <style:graphic-properties svg:stroke-width="0.2cm" svg:stroke-color="#ffffff" draw:marker-start-width="0.8cm" draw:marker-end-width="0.8cm" draw:fill="solid" draw:fill-color="#ffffff" draw:textarea-horizontal-align="justify" draw:textarea-vertical-align="middle" draw:auto-grow-height="false" fo:min-height="2.24cm" fo:min-width="2.188cm" fo:padding-top="0.225cm" fo:padding-bottom="0.225cm" fo:padding-left="0.35cm" fo:padding-right="0.35cm"/>
    </style:style>
    <style:style style:name="gr11" style:family="graphic" style:parent-style-name="standard">
      <style:graphic-properties svg:stroke-color="#ffffff" draw:fill="solid" draw:fill-color="#ffffff" draw:auto-grow-height="false" fo:min-height="1.075cm" fo:min-width="2.64cm" fo:wrap-option="wrap"/>
    </style:style>
    <style:style style:name="gr12" style:family="graphic" style:parent-style-name="standard">
      <style:graphic-properties svg:stroke-color="#ffffff" draw:fill="solid" draw:fill-color="#ffffff" draw:textarea-vertical-align="middle" draw:auto-grow-height="false" fo:min-height="1.037cm" fo:min-width="0.503cm"/>
    </style:style>
    <style:style style:name="gr13" style:family="graphic" style:parent-style-name="standard">
      <style:graphic-properties svg:stroke-color="#ffffff" draw:fill="solid" draw:fill-color="#ffffff" draw:auto-grow-height="false" fo:min-height="1.12cm" fo:min-width="2.124cm" fo:wrap-option="wrap"/>
    </style:style>
    <style:style style:name="gr14" style:family="graphic" style:parent-style-name="standard">
      <style:graphic-properties draw:stroke="dash" draw:stroke-dash="Fine_20_Dashed" svg:stroke-width="0.2cm" svg:stroke-color="#ffffff" draw:marker-start-width="0.8cm" draw:marker-end-width="0.8cm" draw:textarea-vertical-align="middle" fo:padding-top="0.225cm" fo:padding-bottom="0.225cm" fo:padding-left="0.35cm" fo:padding-right="0.35cm"/>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style:paragraph-properties fo:text-align="center" style:writing-mode="lr-tb">
        <style:tab-stops/>
      </style:paragraph-properties>
    </style:style>
    <style:style style:name="P4" style:family="paragraph">
      <loext:graphic-properties draw:fill="none" draw:fill-color="#ffffff"/>
      <style:paragraph-properties fo:text-align="center" style:writing-mode="lr-tb">
        <style:tab-stops/>
      </style:paragraph-properties>
      <style:text-properties fo:color="#000000" fo:font-size="96pt" style:font-size-asian="18pt" style:font-size-complex="18pt"/>
    </style:style>
    <style:style style:name="P5" style:family="paragraph">
      <loext:graphic-properties draw:fill="solid" draw:fill-color="#ffffff"/>
    </style:style>
    <style:style style:name="P6" style:family="paragraph">
      <style:paragraph-properties fo:text-align="center"/>
    </style:style>
    <style:style style:name="T1" style:family="text">
      <style:text-properties fo:color="#000000" style:font-name="Webdings" fo:font-size="96pt" style:font-name-asian="Webdings" style:font-size-asian="18pt" style:font-name-complex="Webdings"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2.257cm" svg:height="19.075cm" svg:x="3.462cm" svg:y="9.063cm" svg:viewBox="0 0 12258 19076" draw:points="0,0 12258,0 12258,10900 9534,10900 9534,2725 9534,19076 2724,19076 2724,2725 2724,10900 0,10900 0,57">
          <text:p/>
        </draw:polygon>
        <draw:polygon draw:style-name="gr1" draw:text-style-name="P1" draw:layer="layout" svg:width="1.362cm" svg:height="4.085cm" draw:transform="rotate (1.5707963267949) translate (7.54747145263611cm 9.06288118364581cm)" svg:viewBox="0 0 1363 4086" draw:points="0,0 1363,0 1363,4086 0,4086">
          <text:p/>
        </draw:polygon>
        <draw:polygon draw:style-name="gr1" draw:text-style-name="P1" draw:layer="layout" svg:width="12.257cm" svg:height="20.301cm" svg:x="26.479cm" svg:y="7.837cm" svg:viewBox="0 0 12258 20302" draw:points="0,1226 4086,1226 4086,0 8172,0 8172,1226 12258,1226 12258,12127 9534,12127 9534,3951 9534,20302 2724,20302 2724,3951 2724,12127 0,12127 0,1284">
          <text:p/>
        </draw:polygon>
        <draw:line draw:style-name="gr1" draw:text-style-name="P1" draw:layer="layout" svg:x1="32.608cm" svg:y1="7.973cm" svg:x2="32.608cm" svg:y2="28.139cm">
          <text:p/>
        </draw:line>
        <draw:line draw:style-name="gr2" draw:text-style-name="P1" xml:id="id4" draw:id="id4" draw:layer="layout" svg:x1="13.132cm" svg:y1="13.151cm" svg:x2="15.72cm" svg:y2="13.151cm">
          <text:p/>
        </draw:line>
        <draw:line draw:style-name="gr2" draw:text-style-name="P1" xml:id="id5" draw:id="id5" draw:layer="layout" svg:x1="26.342cm" svg:y1="13.151cm" svg:x2="29.202cm" svg:y2="13.151cm">
          <text:p/>
        </draw:line>
        <draw:line draw:style-name="gr2" draw:text-style-name="P1" draw:layer="layout" svg:x1="6.322cm" svg:y1="27.321cm" svg:x2="12.859cm" svg:y2="27.321cm">
          <text:p/>
        </draw:line>
        <draw:line draw:style-name="gr2" draw:text-style-name="P1" draw:layer="layout" svg:x1="6.186cm" svg:y1="25.686cm" svg:x2="12.996cm" svg:y2="25.686cm">
          <text:p/>
        </draw:line>
        <draw:line draw:style-name="gr2" draw:text-style-name="P1" xml:id="id9" draw:id="id9" draw:layer="layout" svg:x1="6.186cm" svg:y1="26.503cm" svg:x2="12.996cm" svg:y2="26.503cm">
          <text:p/>
        </draw:line>
        <draw:line draw:style-name="gr2" draw:text-style-name="P1" draw:layer="layout" svg:x1="29.203cm" svg:y1="27.321cm" svg:x2="36.013cm" svg:y2="27.321cm">
          <text:p/>
        </draw:line>
        <draw:line draw:style-name="gr2" draw:text-style-name="P1" draw:layer="layout" svg:x1="29.066cm" svg:y1="25.686cm" svg:x2="35.876cm" svg:y2="25.686cm">
          <text:p/>
        </draw:line>
        <draw:line draw:style-name="gr2" draw:text-style-name="P1" xml:id="id10" draw:id="id10" draw:layer="layout" svg:x1="29.066cm" svg:y1="26.503cm" svg:x2="35.876cm" svg:y2="26.503cm">
          <text:p/>
        </draw:line>
        <draw:line draw:style-name="gr2" draw:text-style-name="P1" draw:layer="layout" svg:x1="6.186cm" svg:y1="17.238cm" svg:x2="12.996cm" svg:y2="17.238cm">
          <text:p/>
        </draw:line>
        <draw:line draw:style-name="gr2" draw:text-style-name="P1" xml:id="id6" draw:id="id6" draw:layer="layout" svg:x1="29.203cm" svg:y1="17.238cm" svg:x2="36.013cm" svg:y2="17.238cm">
          <text:p/>
        </draw:line>
        <draw:custom-shape draw:style-name="gr3" draw:text-style-name="P2" xml:id="id12" draw:id="id12" draw:layer="layout" svg:width="1.634cm" svg:height="1.634cm" svg:x="30.021cm" svg:y="10.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3" draw:id="id13" draw:layer="layout" svg:width="1.361cm" svg:height="1.363cm" svg:x="33.697cm" svg:y="11.788cm">
          <text:p/>
          <draw:enhanced-geometry svg:viewBox="0 0 21600 21600" draw:type="rectangle" draw:enhanced-path="M 0 0 L 21600 0 21600 21600 0 21600 0 0 Z N"/>
        </draw:custom-shape>
        <draw:custom-shape draw:style-name="gr5" draw:text-style-name="P1" draw:layer="layout" svg:width="4.086cm" svg:height="6.814cm" svg:x="7.547cm" svg:y="9.062cm">
          <text:p/>
          <draw:enhanced-geometry svg:viewBox="0 0 21600 21600" draw:type="rectangle" draw:enhanced-path="M 0 0 L 21600 0 21600 21600 0 21600 0 0 Z N"/>
        </draw:custom-shape>
        <draw:polyline draw:style-name="gr6" draw:text-style-name="P1" draw:layer="layout" svg:width="4.085cm" svg:height="1.362cm" svg:x="7.547cm" svg:y="14.513cm" svg:viewBox="0 0 4086 1363" draw:points="0,1363 2043,0 4086,1363">
          <text:p/>
        </draw:polyline>
        <draw:line draw:style-name="gr2" draw:text-style-name="P1" xml:id="id7" draw:id="id7" draw:layer="layout" svg:x1="6.186cm" svg:y1="17.238cm" svg:x2="12.996cm" svg:y2="17.238cm">
          <text:p/>
        </draw:line>
        <draw:polyline draw:style-name="gr6" draw:text-style-name="P1" draw:layer="layout" svg:width="4.085cm" svg:height="1.362cm" svg:x="7.547cm" svg:y="13.696cm" svg:viewBox="0 0 4086 1363" draw:points="0,1363 2043,0 4086,1363">
          <text:p/>
        </draw:polyline>
        <draw:polyline draw:style-name="gr6" draw:text-style-name="P1" xml:id="id2" draw:id="id2" draw:layer="layout" svg:width="4.085cm" svg:height="1.362cm" svg:x="7.547cm" svg:y="12.878cm" svg:viewBox="0 0 4086 1363" draw:points="0,1363 2043,0 4086,1363">
          <text:p/>
        </draw:polyline>
        <draw:custom-shape draw:style-name="gr7" draw:text-style-name="P2" xml:id="id3" draw:id="id3" draw:layer="layout" svg:width="3.8cm" svg:height="3.8cm" svg:x="19.168cm" svg:y="11.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xml:id="id8" draw:id="id8" draw:layer="layout" svg:width="3.8cm" svg:height="3.8cm" svg:x="19.131cm" svg:y="24.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3.8cm" svg:height="3.8cm" svg:x="26.4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3.8cm" svg:height="3.8cm" svg:x="35.139cm" svg:y="1.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line" svg:x1="9.6cm" svg:y1="5.52cm" svg:x2="9.59cm" svg:y2="12.878cm" draw:start-shape="id1" draw:start-glue-point="2" draw:end-shape="id2" draw:end-glue-point="0" svg:d="M9600 5520l-10 7358" svg:viewBox="0 0 11 7359">
          <text:p/>
        </draw:connector>
        <draw:connector draw:style-name="gr8" draw:text-style-name="P1" draw:layer="layout" draw:type="line" svg:x1="19.168cm" svg:y1="13.188cm" svg:x2="15.72cm" svg:y2="13.151cm" draw:start-shape="id3" draw:start-glue-point="6" draw:end-shape="id4" svg:d="M19168 13188l-3448-37" svg:viewBox="0 0 3449 38">
          <text:p/>
        </draw:connector>
        <draw:connector draw:style-name="gr8" draw:text-style-name="P1" draw:layer="layout" draw:type="line" svg:x1="22.968cm" svg:y1="13.188cm" svg:x2="26.342cm" svg:y2="13.151cm" draw:start-shape="id3" draw:start-glue-point="10" draw:end-shape="id5" draw:end-glue-point="3" svg:d="M22968 13188l3374-37" svg:viewBox="0 0 3375 38">
          <text:p/>
        </draw:connector>
        <draw:connector draw:style-name="gr8" draw:text-style-name="P1" draw:layer="layout" draw:type="line" svg:x1="22.412cm" svg:y1="14.532cm" svg:x2="29.203cm" svg:y2="17.238cm" draw:start-shape="id3" draw:start-glue-point="9" draw:end-shape="id6" draw:end-glue-point="3" svg:d="M22412 14532l6791 2706" svg:viewBox="0 0 6792 2707">
          <text:p/>
        </draw:connector>
        <draw:connector draw:style-name="gr8" draw:text-style-name="P1" draw:layer="layout" draw:type="line" svg:x1="19.724cm" svg:y1="14.532cm" svg:x2="12.996cm" svg:y2="17.238cm" draw:start-shape="id3" draw:start-glue-point="7" draw:end-shape="id7" draw:end-glue-point="1" svg:d="M19724 14532l-6728 2706" svg:viewBox="0 0 6729 2707">
          <text:p/>
        </draw:connector>
        <draw:connector draw:style-name="gr8" draw:text-style-name="P1" draw:layer="layout" draw:type="line" svg:x1="19.131cm" svg:y1="26.504cm" svg:x2="12.996cm" svg:y2="26.503cm" draw:start-shape="id8" draw:start-glue-point="6" draw:end-shape="id9" draw:end-glue-point="1" svg:d="M19131 26504l-6135-1" svg:viewBox="0 0 6136 2">
          <text:p/>
        </draw:connector>
        <draw:connector draw:style-name="gr8" draw:text-style-name="P1" draw:layer="layout" draw:type="line" svg:x1="22.931cm" svg:y1="26.504cm" svg:x2="29.066cm" svg:y2="26.503cm" draw:start-shape="id8" draw:start-glue-point="10" draw:end-shape="id10" draw:end-glue-point="3" svg:d="M22931 26504l6135-1" svg:viewBox="0 0 6136 2">
          <text:p/>
        </draw:connector>
        <draw:connector draw:style-name="gr8" draw:text-style-name="P1" draw:layer="layout" draw:type="line" svg:x1="28.008cm" svg:y1="5.933cm" svg:x2="30.26cm" svg:y2="10.801cm" draw:start-shape="id11" draw:start-glue-point="2" draw:end-shape="id12" draw:end-glue-point="5" svg:d="M28008 5933l2252 4868" svg:viewBox="0 0 2253 4869">
          <text:p/>
        </draw:connector>
        <draw:connector draw:style-name="gr8" draw:text-style-name="P1" draw:layer="layout" draw:type="line" svg:x1="37.019cm" svg:y1="5.335cm" svg:x2="34.377cm" svg:y2="11.788cm" draw:end-shape="id13" draw:end-glue-point="0" svg:d="M37019 5335l-2642 6453" svg:viewBox="0 0 2643 6454">
          <text:p/>
        </draw:connector>
        <draw:frame draw:style-name="gr9" draw:text-style-name="P4" xml:id="id11" draw:id="id11" draw:layer="layout" svg:width="3.183cm" svg:height="3.633cm" svg:x="26.417cm" svg:y="2.3cm">
          <draw:text-box>
            <text:p text:style-name="P3"><text:span text:style-name="T1"></text:span></text:p>
          </draw:text-box>
        </draw:frame>
        <draw:g xml:id="id1" draw:id="id1">
          <draw:custom-shape draw:style-name="gr10" draw:text-style-name="P2" draw:layer="layout" svg:width="3.8cm" svg:height="3.52cm" svg:x="7.7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 draw:text-style-name="P5" draw:layer="layout" svg:width="4.086cm" svg:height="4.087cm" svg:x="41.5cm" svg:y="9.1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2" draw:text-style-name="P2" draw:layer="layout" svg:width="4.085cm" svg:height="4.087cm" svg:x="41.4cm" svg:y="16cm">
          <text:p/>
          <draw:enhanced-geometry svg:viewBox="0 0 640 861" draw:text-areas="257 295 414 566" draw:type="non-primitive" draw:enhanced-path="M 640 233 L 221 293 506 12 367 0 29 406 431 347 145 645 99 520 0 861 326 765 209 711 640 233 640 233 Z N"/>
        </draw:custom-shape>
        <draw:custom-shape draw:style-name="gr13" draw:text-style-name="P5" draw:layer="layout" svg:width="5.448cm" svg:height="4.224cm" svg:x="40.352cm" svg:y="23.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14" draw:text-style-name="P6" draw:layer="layout" draw:line-skew="4.934cm" svg:x1="11.064cm" svg:y1="9.681cm" svg:x2="21.068cm" svg:y2="11.489cm" svg:d="M11064 9681h9936v1808h68" svg:viewBox="0 0 10005 180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charset="x-symbol"/>
    <style:font-face style:name="Webdings" svg:font-family="Webdings" style:font-adornments="Standard"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0cm" fo:margin-bottom="0cm" fo:margin-left="0cm" fo:margin-right="0cm" fo:page-width="48cm" fo:page-height="32cm" style:print-orientation="portrait"/>
    </style:page-layout>
    <style:style style:name="Mdp1" style:family="drawing-page">
      <style:drawing-page-properties draw:background-size="border" draw:fill="solid" draw:fill-color="#000000"/>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30T18:22:50.321830558</meta:creation-date>
    <dc:date>2017-12-08T16:55:05.437717830</dc:date>
    <meta:editing-duration>PT27M19S</meta:editing-duration>
    <meta:editing-cycles>7</meta:editing-cycles>
    <meta:generator>LibreOffice/5.3.1.2$Linux_X86_64 LibreOffice_project/30m0$Build-2</meta:generator>
    <meta:document-statistic meta:object-count="41"/>
  </office:meta>
</office:document-meta>
</file>